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18846d" officeooo:paragraph-rsid="0018846d"/>
    </style:style>
    <style:style style:name="P2" style:family="paragraph" style:parent-style-name="Preformatted_20_Text" style:list-style-name="L1">
      <style:paragraph-properties fo:text-align="start" style:justify-single-word="false"/>
      <style:text-properties officeooo:rsid="0018846d" officeooo:paragraph-rsid="0018846d"/>
    </style:style>
    <style:style style:name="P3" style:family="paragraph" style:parent-style-name="Preformatted_20_Text">
      <style:paragraph-properties fo:text-align="start" style:justify-single-word="false"/>
      <style:text-properties officeooo:rsid="0018846d" officeooo:paragraph-rsid="0018846d"/>
    </style:style>
    <style:style style:name="P4" style:family="paragraph" style:parent-style-name="Preformatted_20_Text">
      <style:paragraph-properties fo:text-align="start" style:justify-single-word="false"/>
      <style:text-properties officeooo:rsid="0018846d" officeooo:paragraph-rsid="001bbbc0"/>
    </style:style>
    <style:style style:name="P5" style:family="paragraph" style:parent-style-name="Preformatted_20_Text">
      <style:text-properties officeooo:rsid="0018846d" officeooo:paragraph-rsid="0018846d"/>
    </style:style>
    <style:style style:name="P6" style:family="paragraph" style:parent-style-name="Preformatted_20_Text">
      <style:text-properties fo:font-size="12pt" officeooo:rsid="0023e29f" officeooo:paragraph-rsid="0023e29f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23e29f" officeooo:paragraph-rsid="001bbbc0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 fo:break-before="page"/>
      <style:text-properties fo:font-size="12pt" officeooo:rsid="001bbbc0" officeooo:paragraph-rsid="001bbbc0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1bbbc0" officeooo:paragraph-rsid="001bbbc0" style:font-size-asian="10.5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1bd99b" officeooo:paragraph-rsid="001bd99b" style:font-size-asian="10.5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officeooo:rsid="001c246a" officeooo:paragraph-rsid="001c246a" style:font-size-asian="10.5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size="12pt" officeooo:rsid="001d22b1" officeooo:paragraph-rsid="001d22b1" style:font-size-asian="10.5pt" style:font-size-complex="12pt"/>
    </style:style>
    <style:style style:name="P13" style:family="paragraph" style:parent-style-name="Preformatted_20_Text">
      <style:paragraph-properties fo:break-before="page"/>
      <style:text-properties fo:font-size="12pt" officeooo:rsid="00244667" officeooo:paragraph-rsid="00244667" style:font-size-asian="10.5pt" style:font-size-complex="12pt"/>
    </style:style>
    <style:style style:name="P14" style:family="paragraph" style:parent-style-name="Preformatted_20_Text">
      <style:text-properties fo:font-size="12pt" officeooo:rsid="00244667" officeooo:paragraph-rsid="00244667" style:font-size-asian="10.5pt" style:font-size-complex="12pt"/>
    </style:style>
    <style:style style:name="P15" style:family="paragraph" style:parent-style-name="Preformatted_20_Text">
      <style:text-properties fo:font-size="12pt" officeooo:rsid="0024638c" officeooo:paragraph-rsid="0024638c" style:font-size-asian="10.5pt" style:font-size-complex="12pt"/>
    </style:style>
    <style:style style:name="P16" style:family="paragraph" style:parent-style-name="Preformatted_20_Text">
      <style:text-properties fo:font-size="12pt" officeooo:rsid="002539cf" officeooo:paragraph-rsid="002539cf" style:font-size-asian="10.5pt" style:font-size-complex="12pt"/>
    </style:style>
    <style:style style:name="P17" style:family="paragraph" style:parent-style-name="Preformatted_20_Text">
      <style:text-properties fo:font-size="12pt" officeooo:rsid="00256260" officeooo:paragraph-rsid="00256260" style:font-size-asian="10.5pt" style:font-size-complex="12pt"/>
    </style:style>
    <style:style style:name="P18" style:family="paragraph" style:parent-style-name="Preformatted_20_Text">
      <style:text-properties fo:font-size="12pt" officeooo:rsid="0026a735" officeooo:paragraph-rsid="0026a735" style:font-size-asian="10.5pt" style:font-size-complex="12pt"/>
    </style:style>
    <style:style style:name="P19" style:family="paragraph" style:parent-style-name="Preformatted_20_Text">
      <style:text-properties fo:font-size="12pt" officeooo:rsid="0027daa2" officeooo:paragraph-rsid="0027daa2" style:font-size-asian="10.5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1c246a" officeooo:paragraph-rsid="001c246a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1d22b1" officeooo:paragraph-rsid="001d22b1" style:font-size-asian="10.5pt" style:font-weight-asian="normal" style:font-size-complex="12pt" style:font-weight-complex="normal"/>
    </style:style>
    <style:style style:name="P22" style:family="paragraph" style:parent-style-name="Preformatted_20_Text">
      <style:text-properties fo:font-size="12pt" fo:font-weight="normal" officeooo:rsid="0026a735" officeooo:paragraph-rsid="0026a735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bold" officeooo:rsid="001d22b1" officeooo:paragraph-rsid="001d22b1" style:font-size-asian="10.5pt" style:font-weight-asian="bold" style:font-size-complex="12pt" style:font-weight-complex="bold"/>
    </style:style>
    <style:style style:name="P24" style:family="paragraph" style:parent-style-name="Preformatted_20_Text">
      <style:text-properties officeooo:rsid="00170bae" officeooo:paragraph-rsid="00170bae"/>
    </style:style>
    <style:style style:name="P25" style:family="paragraph" style:parent-style-name="Preformatted_20_Text">
      <style:paragraph-properties fo:text-align="start" style:justify-single-word="false"/>
      <style:text-properties officeooo:rsid="00192d0d" officeooo:paragraph-rsid="00192d0d"/>
    </style:style>
    <style:style style:name="T1" style:family="text">
      <style:text-properties officeooo:rsid="00192d0d"/>
    </style:style>
    <style:style style:name="T2" style:family="text">
      <style:text-properties fo:font-size="12pt" officeooo:rsid="001bbbc0" style:font-size-asian="10.5pt" style:font-size-complex="12pt"/>
    </style:style>
    <style:style style:name="T3" style:family="text">
      <style:text-properties fo:font-size="12pt" fo:font-weight="bold" officeooo:rsid="001bbbc0" style:font-size-asian="10.5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22b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246a" style:font-weight-asian="normal" style:font-weight-complex="normal"/>
    </style:style>
    <style:style style:name="T8" style:family="text">
      <style:text-properties fo:font-weight="normal" officeooo:rsid="001d22b1" style:font-weight-asian="normal" style:font-weight-complex="normal"/>
    </style:style>
    <style:style style:name="T9" style:family="text">
      <style:text-properties fo:font-weight="normal" officeooo:rsid="001eabf8" style:font-weight-asian="normal" style:font-weight-complex="normal"/>
    </style:style>
    <style:style style:name="T10" style:family="text">
      <style:text-properties officeooo:rsid="002539cf"/>
    </style:style>
    <style:style style:name="T11" style:family="text">
      <style:text-properties officeooo:rsid="0026a7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HE WOMAN WITHOUT A FACE</text:p>
      <text:p text:style-name="P24"/>
      <text:p text:style-name="P24">A novel by John Timbenao</text:p>
      <text:p text:style-name="P24"/>
      <text:p text:style-name="P24"/>
      <text:p text:style-name="P24"/>
      <text:p text:style-name="P24"/>
      <text:p text:style-name="P5">some dream's are not dreams at all </text:p>
      <text:p text:style-name="P5">some are warnings dressed in silence </text:p>
      <text:p text:style-name="P5">and love disguised as a ghost’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ntents</text:p>
      <text:p text:style-name="P5"/>
      <text:list text:style-name="L1">
        <text:list-item>
          <text:p text:style-name="P1">The first time</text:p>
        </text:list-item>
        <text:list-item>
          <text:p text:style-name="P1">Her voice in the Mist</text:p>
        </text:list-item>
        <text:list-item>
          <text:p text:style-name="P1">The crying Girl </text:p>
        </text:list-item>
        <text:list-item>
          <text:p text:style-name="P1">The push</text:p>
        </text:list-item>
        <text:list-item>
          <text:p text:style-name="P1">Signs in the Day</text:p>
        </text:list-item>
        <text:list-item>
          <text:p text:style-name="P1">The Letter That Never Arrived</text:p>
        </text:list-item>
        <text:list-item>
          <text:p text:style-name="P1">Dreams in Reverse</text:p>
        </text:list-item>
        <text:list-item>
          <text:p text:style-name="P1">A Room Without walls</text:p>
        </text:list-item>
        <text:list-item>
          <text:p text:style-name="P1">Her touch,cold as memory</text:p>
          <text:p text:style-name="P2"/>
        </text:list-item>
      </text:list>
      <text:p text:style-name="P3"/>
      <text:p text:style-name="P3"/>
      <text:p text:style-name="P25">Written by john Timbenao</text:p>
      <text:p text:style-name="P4"><text:span text:style-name="T1">Based on true emotions,loss and recurring dreams.</text:span> </text:p>
      <text:p text:style-name="P8">Chapter one:The First Dream</text:p>
      <text:p text:style-name="P4"><text:span text:style-name="T2"/></text:p>
      <text:p text:style-name="P9">I don’t remember falling asleep that night.</text:p>
      <text:p text:style-name="P9">Maybe I was just too tired from pretending everything was okay.maybe the silence in my room got too loud or maybe……..someone was calling me from the other side.</text:p>
      <text:p text:style-name="P4"><text:span text:style-name="T2"/></text:p>
      <text:p text:style-name="P4"><text:span text:style-name="T2"/></text:p>
      <text:p text:style-name="P4"><text:span text:style-name="T2">All I know is,i woke up –</text:span><text:span text:style-name="T3"> inside the dream</text:span><text:span text:style-name="T4"> 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/></text:p>
      <text:p text:style-name="P4"/>
      <text:p text:style-name="P10">The world was colorless black not white,just empty and in that emptiness,i heard her-a girl criying.Softly.Broken.The kind of cry you don’t hear with your ears,but with your soul. I turned to look,but I couldn’t find her.just the sound,echoing like it was coming from everywhere at once. I felt it in my chest like a knife twisting in slow motion.</text:p>
      <text:p text:style-name="P10"/>
      <text:p text:style-name="P10"/>
      <text:p text:style-name="P10">Then I saw her-<text:span text:style-name="T4">a woman</text:span><text:span text:style-name="T6">,</text:span><text:span text:style-name="T7">standing in the distance,i couldn’t see her face. No eyes. No mouth. No features at all,but I could feel her presence…...and it was familiar warn.protective.painful.</text:span></text:p>
      <text:p text:style-name="P10"><text:span text:style-name="T7"/></text:p>
      <text:p text:style-name="P20">She didn’t walk. She moved -gently,like some in the wind and came closer to me.thats when she spoke:</text:p>
      <text:p text:style-name="P20"><text:s text:c="3"/></text:p>
      <text:p text:style-name="P11"><text:span text:style-name="T6"/></text:p>
      <text:p text:style-name="P20"><text:s text:c="3"/>‘’There is no your place here…’’</text:p>
      <text:p text:style-name="P20"><text:s text:c="3"/>‘’Your time has not come yet..’’</text:p>
      <text:p text:style-name="P20"><text:s text:c="3"/>‘’You are too young…..’’</text:p>
      <text:p text:style-name="P11"><text:span text:style-name="T6"/></text:p>
      <text:p text:style-name="P20">Her voice wasn't just a sound,but it was a feeling. It was wrapped around me like my mothers arms used to,before life stole her away </text:p>
      <text:p text:style-name="P11"><text:span text:style-name="T6">from me.before everything changed.</text:span><text:span text:style-name="T8"> Then she reached out. I still couldn’t see her face but I knew…...deep down...</text:span><text:span text:style-name="T5">She loved me</text:span><text:span text:style-name="T8">.</text:span></text:p>
      <text:p text:style-name="P12"><text:span text:style-name="T6"/></text:p>
      <text:p text:style-name="P21">And then she pushed me. Not with anger,not with force.but with a strange kind of sadness like she was sending me back against her own will. And I woke up ,chest pounding. Heart racing .tears in my eyes,I lay there in the darkness, gasping,remembering her words.</text:p>
      <text:p text:style-name="P12"><text:span text:style-name="T6"/></text:p>
      <text:p text:style-name="P23">Your time has not come yet.’’<text:span text:style-name="T9">but I didn’t get the meaning of her words.</text:span></text:p>
      <text:p text:style-name="P7"/>
      <text:p text:style-name="P6"><text:s text:c="7"/></text:p>
      <text:p text:style-name="P6"><text:s text:c="7"/></text:p>
      <text:p text:style-name="P13">Chapter Two:After the Dreams.</text:p>
      <text:p text:style-name="P14"/>
      <text:p text:style-name="P14">I didn’t move.</text:p>
      <text:p text:style-name="P14">Not at first.</text:p>
      <text:p text:style-name="P14"/>
      <text:p text:style-name="P14"/>
      <text:p text:style-name="P14">I lay there on my bed,staring at the ceiling,still shaking from the dreams.<text:span text:style-name="T11"> My</text:span> room was cold,dark….but nothing compared to the cold I felt inside.</text:p>
      <text:p text:style-name="P14">The woman was gone.</text:p>
      <text:p text:style-name="P14">But her words stayed with me echoing,burning,twisting in my chest like I had swallowed something I wasn't meant to carry.</text:p>
      <text:p text:style-name="P14"/>
      <text:p text:style-name="P14"/>
      <text:p text:style-name="P14"><text:s text:c="6"/>This is not your place…..”</text:p>
      <text:p text:style-name="P14"><text:s text:c="6"/>Your time has not come yet….”</text:p>
      <text:p text:style-name="P14"><text:s text:c="6"/>Your are too young…..”</text:p>
      <text:p text:style-name="P14"/>
      <text:p text:style-name="P14"/>
      <text:p text:style-name="P14">Too young for what ?</text:p>
      <text:p text:style-name="P14"/>
      <text:p text:style-name="P14"/>
      <text:p text:style-name="P14"><text:s text:c="3"/>To live?</text:p>
      <text:p text:style-name="P14"><text:s text:c="3"/>To die?</text:p>
      <text:p text:style-name="P14"><text:s text:c="3"/>To understanding the truth?</text:p>
      <text:p text:style-name="P14"/>
      <text:p text:style-name="P14"/>
      <text:p text:style-name="P14">I sat up slowly, wiping the sweat from my forehead room was quite the kind of quite that doesn’t comfort you,just reminds you how alone you really are. And for a moment….i wondered if I was still dreaming.</text:p>
      <text:p text:style-name="P14">I looked at the wall,the small cracks on the ceiling,the broken charger hanging from the socket. Real things.ugly things.life things.</text:p>
      <text:p text:style-name="P14"/>
      <text:p text:style-name="P14"/>
      <text:p text:style-name="P15">I was back.</text:p>
      <text:p text:style-name="P15"/>
      <text:p text:style-name="P15">But something inside me had changed.something I couldn’t explain.</text:p>
      <text:p text:style-name="P15">Because this wasn't the first time I had that dreams.it started months ago <text:span text:style-name="T10">always the same:</text:span></text:p>
      <text:p text:style-name="P15"/>
      <text:p text:style-name="P15"/>
      <text:p text:style-name="P15"><text:s text:c="2"/><text:span text:style-name="T10">The crying girl.”</text:span></text:p>
      <text:p text:style-name="P15"><text:s text:c="2"/><text:span text:style-name="T10">The woman without a face.”</text:span></text:p>
      <text:p text:style-name="P15"><text:s text:c="2"/><text:span text:style-name="T10">The voice that sounds like it came from from heaven but feels like</text:span></text:p>
      <text:p text:style-name="P15"><text:s text:c="2"/><text:span text:style-name="T10">it came from home.</text:span></text:p>
      <text:p text:style-name="P15"/>
      <text:p text:style-name="P15"><text:s text:c="2"/></text:p>
      <text:p text:style-name="P15"><text:s text:c="3"/><text:span text:style-name="T10">The push.</text:span></text:p>
      <text:p text:style-name="P16">And every time I wake up,i ask myself:</text:p>
      <text:p text:style-name="P16"><text:soft-page-break/><text:s text:c="3"/>is that my mother?”</text:p>
      <text:p text:style-name="P16">she died when I was too young to understand what death even meant remember her smile….the way she called my name.but her face has started fading in my memory like a photo left out in the sun too long.</text:p>
      <text:p text:style-name="P17"/>
      <text:p text:style-name="P17">So maybe that's why she doesn’t have a face in my dreams.maybe that's why she comes to me now because I’m starting to forget,and she refuses to be erased.</text:p>
      <text:p text:style-name="P17"/>
      <text:p text:style-name="P17"/>
      <text:p text:style-name="P17">Sometimes I wish I never woke up.</text:p>
      <text:p text:style-name="P17">Sometimes I wish I could stay in that dreams,in that strange emptiness,just to be near her again even if I cant see her face.</text:p>
      <text:p text:style-name="P17"/>
      <text:p text:style-name="P17">But she keeps pushing me back.</text:p>
      <text:p text:style-name="P17"><text:s text:c="2"/></text:p>
      <text:p text:style-name="P17"><text:s text:c="6"/>back to life</text:p>
      <text:p text:style-name="P17"><text:s text:c="6"/>back to pain</text:p>
      <text:p text:style-name="P17"><text:s text:c="6"/>back to the world that doesn’t understand me.</text:p>
      <text:p text:style-name="P17"/>
      <text:p text:style-name="P18">And I keep wondering:</text:p>
      <text:p text:style-name="P18"/>
      <text:p text:style-name="P18"><text:s text:c="3"/><text:span text:style-name="T4"><text:s text:c="2"/>Why?</text:span></text:p>
      <text:p text:style-name="P19"><text:span text:style-name="T4">She </text:span><text:span text:style-name="T6">only come to my dreams not to the realty.</text:span></text:p>
      <text:p text:style-name="P19"><text:span text:style-name="T6">Mother died for some reasons….just because how life it is,cause sometimes things happen for reasons just taught us a lesson.so we don’t need to have questions in our minds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07:45:48.790787797</meta:creation-date>
    <dc:date>2025-07-28T15:26:35.471659900</dc:date>
    <meta:editing-duration>PT32M2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74" meta:word-count="733" meta:character-count="4129" meta:non-whitespace-character-count="3371"/>
  </office:meta>
</office:document-meta>
</file>